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variavel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entidade</text:p>
          </table:table-cell>
          <table:table-cell office:value-type="string" calcext:value-type="string">
            <text:p>Valores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Pontos</text:p>
          </table:table-cell>
          <table:table-cell office:value-type="string" calcext:value-type="string">
            <text:p>Pontos Peso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M.MICROSOFT.NORM.DIST([.I8];[.$I$22];[.$I$23];1)" office:value-type="float" office:value="0.377203164403554" calcext:value-type="float">
            <text:p>0,377203164403554</text:p>
          </table:table-cell>
          <table:table-cell table:formula="of:=[.J8]*100" office:value-type="float" office:value="37.7203164403554" calcext:value-type="float">
            <text:p>37,7203164403554</text:p>
          </table:table-cell>
          <table:table-cell table:formula="of:=[.K8]*(1+[.G8])" office:value-type="float" office:value="45.2643797284264" calcext:value-type="float">
            <text:p>45,264379728426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H8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M.MICROSOFT.NORM.DIST([.I9];[.$I$22];[.$I$23];1)" office:value-type="float" office:value="0.111882220312073" calcext:value-type="float">
            <text:p>0,111882220312073</text:p>
          </table:table-cell>
          <table:table-cell table:formula="of:=[.J9]*100" office:value-type="float" office:value="11.1882220312073" calcext:value-type="float">
            <text:p>11,1882220312073</text:p>
          </table:table-cell>
          <table:table-cell table:formula="of:=[.K9]*(1+[.G9])" office:value-type="float" office:value="13.4258664374488" calcext:value-type="float">
            <text:p>13,425866437448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H9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COM.MICROSOFT.NORM.DIST([.I10];[.$I$22];[.$I$23];1)" office:value-type="float" office:value="0.222223079968372" calcext:value-type="float">
            <text:p>0,222223079968372</text:p>
          </table:table-cell>
          <table:table-cell table:formula="of:=[.J10]*100" office:value-type="float" office:value="22.2223079968372" calcext:value-type="float">
            <text:p>22,2223079968372</text:p>
          </table:table-cell>
          <table:table-cell table:formula="of:=[.K10]*(1+[.G10])" office:value-type="float" office:value="26.6667695962046" calcext:value-type="float">
            <text:p>26,666769596204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H10]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COM.MICROSOFT.NORM.DIST([.I11];[.$I$22];[.$I$23];1)" office:value-type="float" office:value="0.377203164403554" calcext:value-type="float">
            <text:p>0,377203164403554</text:p>
          </table:table-cell>
          <table:table-cell table:formula="of:=[.J11]*100" office:value-type="float" office:value="37.7203164403554" calcext:value-type="float">
            <text:p>37,7203164403554</text:p>
          </table:table-cell>
          <table:table-cell table:formula="of:=[.K11]*(1+[.G11])" office:value-type="float" office:value="45.2643797284264" calcext:value-type="float">
            <text:p>45,264379728426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H11]+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M.MICROSOFT.NORM.DIST([.I12];[.$I$22];[.$I$23];1)" office:value-type="float" office:value="0.555289780989816" calcext:value-type="float">
            <text:p>0,555289780989816</text:p>
          </table:table-cell>
          <table:table-cell table:formula="of:=[.J12]*100" office:value-type="float" office:value="55.5289780989816" calcext:value-type="float">
            <text:p>55,5289780989816</text:p>
          </table:table-cell>
          <table:table-cell table:formula="of:=[.K12]*(1+[.G12])" office:value-type="float" office:value="66.6347737187779" calcext:value-type="float">
            <text:p>66,634773718777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H12]+1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COM.MICROSOFT.NORM.DIST([.I13];[.$I$22];[.$I$23];1)" office:value-type="float" office:value="0.722709568658829" calcext:value-type="float">
            <text:p>0,722709568658829</text:p>
          </table:table-cell>
          <table:table-cell table:formula="of:=[.J13]*100" office:value-type="float" office:value="72.2709568658829" calcext:value-type="float">
            <text:p>72,2709568658829</text:p>
          </table:table-cell>
          <table:table-cell table:formula="of:=[.K13]*(1+[.G13])" office:value-type="float" office:value="86.7251482390595" calcext:value-type="float">
            <text:p>86,725148239059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H13]+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COM.MICROSOFT.NORM.DIST([.I14];[.$I$22];[.$I$23];1)" office:value-type="float" office:value="0.851475363069001" calcext:value-type="float">
            <text:p>0,851475363069001</text:p>
          </table:table-cell>
          <table:table-cell table:formula="of:=[.J14]*100" office:value-type="float" office:value="85.1475363069001" calcext:value-type="float">
            <text:p>85,1475363069001</text:p>
          </table:table-cell>
          <table:table-cell table:formula="of:=[.K14]*(1+[.G14])" office:value-type="float" office:value="102.17704356828" calcext:value-type="float">
            <text:p>102,1770435682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H14]+1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COM.MICROSOFT.NORM.DIST([.I15];[.$I$22];[.$I$23];1)" office:value-type="float" office:value="0.722709568658829" calcext:value-type="float">
            <text:p>0,722709568658829</text:p>
          </table:table-cell>
          <table:table-cell table:formula="of:=[.J15]*100" office:value-type="float" office:value="72.2709568658829" calcext:value-type="float">
            <text:p>72,2709568658829</text:p>
          </table:table-cell>
          <table:table-cell table:formula="of:=[.K15]*(1+[.G15])" office:value-type="float" office:value="86.7251482390595" calcext:value-type="float">
            <text:p>86,725148239059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H15]+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COM.MICROSOFT.NORM.DIST([.I16];[.$I$22];[.$I$23];1)" office:value-type="float" office:value="0.555289780989816" calcext:value-type="float">
            <text:p>0,555289780989816</text:p>
          </table:table-cell>
          <table:table-cell table:formula="of:=[.J16]*100" office:value-type="float" office:value="55.5289780989816" calcext:value-type="float">
            <text:p>55,5289780989816</text:p>
          </table:table-cell>
          <table:table-cell table:formula="of:=[.K16]*(1+[.G16])" office:value-type="float" office:value="66.6347737187779" calcext:value-type="float">
            <text:p>66,634773718777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H16]+1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COM.MICROSOFT.NORM.DIST([.I17];[.$I$22];[.$I$23];1)" office:value-type="float" office:value="0.377203164403554" calcext:value-type="float">
            <text:p>0,377203164403554</text:p>
          </table:table-cell>
          <table:table-cell table:formula="of:=[.J17]*100" office:value-type="float" office:value="37.7203164403554" calcext:value-type="float">
            <text:p>37,7203164403554</text:p>
          </table:table-cell>
          <table:table-cell table:formula="of:=[.K17]*(1+[.G17])" office:value-type="float" office:value="45.2643797284264" calcext:value-type="float">
            <text:p>45,264379728426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H17]+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COM.MICROSOFT.NORM.DIST([.I18];[.$I$22];[.$I$23];1)" office:value-type="float" office:value="0.222223079968372" calcext:value-type="float">
            <text:p>0,222223079968372</text:p>
          </table:table-cell>
          <table:table-cell table:formula="of:=[.J18]*100" office:value-type="float" office:value="22.2223079968372" calcext:value-type="float">
            <text:p>22,2223079968372</text:p>
          </table:table-cell>
          <table:table-cell table:formula="of:=[.K18]*(1+[.G18])" office:value-type="float" office:value="26.6667695962046" calcext:value-type="float">
            <text:p>26,666769596204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H18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COM.MICROSOFT.NORM.DIST([.I19];[.$I$22];[.$I$23];1)" office:value-type="float" office:value="0.111882220312073" calcext:value-type="float">
            <text:p>0,111882220312073</text:p>
          </table:table-cell>
          <table:table-cell table:formula="of:=[.J19]*100" office:value-type="float" office:value="11.1882220312073" calcext:value-type="float">
            <text:p>11,1882220312073</text:p>
          </table:table-cell>
          <table:table-cell table:formula="of:=[.K19]*(1+[.G19])" office:value-type="float" office:value="13.4258664374488" calcext:value-type="float">
            <text:p>13,425866437448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H19]+1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COM.MICROSOFT.NORM.DIST([.I20];[.$I$22];[.$I$23];1)" office:value-type="float" office:value="0.99176653202866" calcext:value-type="float">
            <text:p>0,99176653202866</text:p>
          </table:table-cell>
          <table:table-cell table:formula="of:=[.J20]*100" office:value-type="float" office:value="99.176653202866" calcext:value-type="float">
            <text:p>99,176653202866</text:p>
          </table:table-cell>
          <table:table-cell table:formula="of:=[.K20]*(1+[.G20])" office:value-type="float" office:value="119.011983843439" calcext:value-type="float">
            <text:p>119,011983843439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media</text:p>
          </table:table-cell>
          <table:table-cell table:formula="of:=AVERAGE([.I8:.I20])" office:value-type="float" office:value="3.69230769230769" calcext:value-type="float">
            <text:p>3,6923076923076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std</text:p>
          </table:table-cell>
          <table:table-cell table:formula="of:=STDEV([.I8:.I20])" office:value-type="float" office:value="2.21301511459725" calcext:value-type="float">
            <text:p>2,21301511459725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variavel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0:52:38.591428247</meta:creation-date>
    <dc:date>2018-06-08T19:40:25.402492805</dc:date>
    <meta:editing-duration>P2DT1H26M44S</meta:editing-duration>
    <meta:editing-cycles>1</meta:editing-cycles>
    <meta:document-statistic meta:table-count="1" meta:cell-count="111" meta:object-count="0"/>
    <meta:generator>LibreOffice/6.0.3.2$Linux_X86_64 LibreOffice_project/00m0$Build-2</meta:generator>
  </office:meta>
</office:document-meta>
</file>